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4" style:family="table-cell" style:parent-style-name="Default">
      <style:table-cell-properties fo:wrap-option="wrap"/>
    </style:style>
    <style:style style:name="ce17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0" style:family="table-cell" style:parent-style-name="Default">
      <style:table-cell-properties fo:border="0.74pt solid #000000"/>
    </style:style>
    <style:style style:name="ce18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4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81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6" table:content-validation-name="val2" office:value-type="string" calcext:value-type="string">
            <text:p>dummy</text:p>
          </table:table-cell>
          <table:table-cell table:style-name="ce64" table:content-validation-name="val2"/>
          <table:table-cell table:style-name="ce64" table:content-validation-name="val3" office:value-type="string" calcext:value-type="string">
            <text:p>dummy</text:p>
          </table:table-cell>
          <table:table-cell table:style-name="ce64" table:content-validation-name="val3" table:number-columns-repeated="2"/>
          <table:table-cell table:style-name="ce26"/>
          <table:table-cell table:style-name="ce7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3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3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3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3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3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3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3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3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3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3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3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3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9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19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33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39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33"/>
          <table:table-cell table:style-name="ce165"/>
          <table:table-cell table:style-name="ce139"/>
          <table:table-cell table:style-name="ce165" office:value-type="string" calcext:value-type="string">
            <text:p>강남규</text:p>
          </table:table-cell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33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39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33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39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3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33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39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33"/>
          <table:table-cell table:style-name="ce165" office:value-type="string" calcext:value-type="string">
            <text:p>대구광역시 북구 동변로</text:p>
          </table:table-cell>
          <table:table-cell table:style-name="ce139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33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39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3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3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33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39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33"/>
          <table:table-cell table:style-name="ce175"/>
          <table:table-cell table:style-name="ce133" table:number-columns-repeated="2"/>
          <table:covered-table-cell table:style-name="ce13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33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39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3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33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39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3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33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39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33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39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33" office:value-type="string" calcext:value-type="string">
            <text:p>알페라츠(Alpheratz*)</text:p>
          </table:table-cell>
          <table:table-cell table:style-name="ce165"/>
          <table:table-cell table:style-name="ce139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33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39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33"/>
          <table:table-cell table:style-name="ce165"/>
          <table:table-cell table:style-name="ce139"/>
          <table:table-cell table:style-name="ce165" office:value-type="string" calcext:value-type="string">
            <text:p>방호석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33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39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3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33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39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3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33" table:number-columns-repeated="2"/>
          <table:table-cell table:style-name="ce13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33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39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3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3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33"/>
          <table:table-cell table:style-name="ce133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33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39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3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33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39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33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39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33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39"/>
          <table:table-cell table:style-name="ce165"/>
          <table:table-cell table:style-name="ce13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3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3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33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33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39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3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33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39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3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3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3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33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33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39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3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33"/>
          <table:table-cell table:style-name="ce165"/>
          <table:table-cell table:style-name="ce139"/>
          <table:table-cell table:style-name="ce165" office:value-type="string" calcext:value-type="string">
            <text:p>양정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33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39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3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3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33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39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3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33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39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33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39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3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3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33" office:value-type="string" calcext:value-type="string">
            <text:p>Discord: 데크크래프트#4923</text:p>
          </table:table-cell>
          <table:table-cell table:style-name="ce133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33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39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33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39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33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39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33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39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3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3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33"/>
          <table:table-cell table:style-name="ce133" office:value-type="string" calcext:value-type="string">
            <text:p>동인 게임 제작팀</text:p>
          </table:table-cell>
        </table:table-row>
        <table:table-row table:style-name="ro1">
          <table:table-cell table:style-name="ce117" office:value-type="string" calcext:value-type="string">
            <text:p>Derin</text:p>
          </table:table-cell>
          <table:table-cell table:style-name="ce133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39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3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3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33" table:number-columns-repeated="2"/>
        </table:table-row>
        <table:table-row table:style-name="ro1">
          <table:table-cell table:style-name="ce117" office:value-type="string" calcext:value-type="string">
            <text:p>DEVBOX</text:p>
          </table:table-cell>
          <table:table-cell table:style-name="ce133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39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33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39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33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39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3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33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39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33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33"/>
          <table:table-cell table:style-name="ce165"/>
          <table:table-cell table:style-name="ce139"/>
          <table:table-cell table:style-name="ce165" office:value-type="string" calcext:value-type="string">
            <text:p>이정연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33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39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33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39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3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33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39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3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33" table:number-columns-repeated="2"/>
          <table:table-cell table:style-name="ce133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33" office:value-type="string" calcext:value-type="string">
            <text:p>피모뎁</text:p>
          </table:table-cell>
          <table:table-cell table:style-name="ce165"/>
          <table:table-cell table:style-name="ce139"/>
          <table:table-cell table:style-name="ce165" office:value-type="string" calcext:value-type="string">
            <text:p>문수영</text:p>
            <text:p>김명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33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39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33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39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3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33" office:value-type="string" calcext:value-type="string">
            <text:p>프로그파티</text:p>
          </table:table-cell>
          <table:table-cell table:style-name="ce165"/>
          <table:table-cell table:style-name="ce139"/>
          <table:table-cell table:style-name="ce165" office:value-type="string" calcext:value-type="string">
            <text:p>노정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33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39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33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39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33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39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3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33"/>
          <table:table-cell table:style-name="ce165"/>
          <table:table-cell table:style-name="ce139"/>
          <table:table-cell table:style-name="ce165" office:value-type="string" calcext:value-type="string">
            <text:p>박정수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33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39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3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33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39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33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39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3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3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33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39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3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33"/>
          <table:table-cell table:style-name="ce165"/>
          <table:table-cell table:style-name="ce139"/>
          <table:table-cell table:style-name="ce165" office:value-type="string" calcext:value-type="string">
            <text:p>김종화</text:p>
          </table:table-cell>
          <table:table-cell table:style-name="ce133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33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33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39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3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3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33"/>
          <table:table-cell table:style-name="ce165"/>
          <table:table-cell table:style-name="ce139"/>
          <table:table-cell table:style-name="ce165" office:value-type="string" calcext:value-type="string">
            <text:p>유영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33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39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33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33" office:value-type="string" calcext:value-type="string">
            <text:p>인디고블루 게임 스튜디오</text:p>
          </table:table-cell>
          <table:table-cell table:style-name="ce165"/>
          <table:table-cell table:style-name="ce139"/>
          <table:table-cell table:style-name="ce165" office:value-type="string" calcext:value-type="string">
            <text:p>김혜겸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33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39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33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39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3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33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39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33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33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39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3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33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39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33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33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33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39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33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33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39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3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33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39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33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33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39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33"/>
          <table:table-cell table:style-name="ce175"/>
          <table:table-cell table:style-name="ce13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3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33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33" office:value-type="string" calcext:value-type="string">
            <text:p><text:a xlink:href="https://twitter.com/mojaeng" xlink:type="simple">https://twitter.com/mojaeng</text:a></text:p>
          </table:table-cell>
          <table:table-cell table:style-name="ce133"/>
          <table:table-cell table:style-name="ce133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33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39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33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33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39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3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33" office:value-type="string" calcext:value-type="string">
            <text:p><text:a xlink:href="https://twitter.com/LeeBbunsik" xlink:type="simple">https://twitter.com/LeeBbunsik</text:a></text:p>
          </table:table-cell>
          <table:table-cell table:style-name="ce13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33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33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39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33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39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33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33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39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33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33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39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33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39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33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39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3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33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39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33" office:value-type="string" calcext:value-type="string">
            <text:p>민트로켓</text:p>
          </table:table-cell>
          <table:table-cell table:style-name="ce165"/>
          <table:table-cell table:style-name="ce139"/>
          <table:table-cell table:style-name="ce165"/>
          <table:table-cell table:style-name="ce133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33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39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33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33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39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33"/>
          <table:table-cell table:style-name="ce175"/>
          <table:table-cell table:style-name="ce133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33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39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33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33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39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33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33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39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33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39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33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39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3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33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39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33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39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33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33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39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33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33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39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33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39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3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33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39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3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ooze_s3" xlink:type="simple">https://twitter.com/ooze_s3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33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39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3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3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33"/>
          <table:table-cell table:style-name="ce13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33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39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33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39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33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39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33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39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3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3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33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39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33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39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33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39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3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33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39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33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39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33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39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33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33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39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33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39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33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39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3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33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39" office:value-type="string" calcext:value-type="string">
            <text:p>769-08-00***</text:p>
          </table:table-cell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33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39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3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33" office:value-type="string" calcext:value-type="string">
            <text:p><text:a xlink:href="https://twitter.com/REDRAY_dev" xlink:type="simple">https://twitter.com/REDRAY_dev</text:a></text:p>
          </table:table-cell>
          <table:table-cell table:style-name="ce133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33"/>
          <table:table-cell table:style-name="ce165" office:value-type="string" calcext:value-type="string">
            <text:p>경기 성남시 분당구 판교역로</text:p>
          </table:table-cell>
          <table:table-cell table:style-name="ce139"/>
          <table:table-cell table:style-name="ce165" office:value-type="string" calcext:value-type="string">
            <text:p>전동진</text:p>
          </table:table-cell>
          <table:table-cell table:style-name="ce133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33"/>
          <table:table-cell table:style-name="ce133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33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39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33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33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33"/>
          <table:table-cell table:style-name="ce133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33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39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33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39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3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33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39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33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39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3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33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33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39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3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33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39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3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33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39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3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33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39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33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33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33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39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33" office:value-type="string" calcext:value-type="string">
            <text:p>스튜디오에이치지</text:p>
          </table:table-cell>
          <table:table-cell table:style-name="ce165"/>
          <table:table-cell table:style-name="ce139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3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33" office:value-type="string" calcext:value-type="string">
            <text:p><text:a xlink:href="https://twitter.com/Studio_Ly" xlink:type="simple">https://twitter.com/Studio_Ly</text:a>_</text:p>
          </table:table-cell>
          <table:table-cell table:style-name="ce133" office:value-type="string" calcext:value-type="string">
            <text:p><text:a xlink:href="https://twitter.com/lychoi2000" xlink:type="simple">https://twitter.com/lychoi2000</text:a></text:p>
          </table:table-cell>
          <table:table-cell table:style-name="ce13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33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39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33"/>
          <table:table-cell table:style-name="ce133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33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39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33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39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3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3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3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3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33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39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3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33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33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39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33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33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33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39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33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39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33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39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33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39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33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33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39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39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33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39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33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39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33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39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3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33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39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33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39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33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39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3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33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39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3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33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39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33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39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3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3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33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39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3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33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39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33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39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33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39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listege" xlink:type="simple">https://twitter.com/listege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33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39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3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33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39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3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33" office:value-type="string" calcext:value-type="string">
            <text:p><text:a xlink:href="https://twitter.com/vonasoft7" xlink:type="simple">https://twitter.com/vonasoft7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33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39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33"/>
          <table:table-cell table:style-name="ce165"/>
          <table:table-cell table:style-name="ce139" office:value-type="string" calcext:value-type="string">
            <text:p>121-22-28***</text:p>
          </table:table-cell>
          <table:table-cell table:style-name="ce165"/>
          <table:table-cell table:style-name="ce133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33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39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33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39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3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33"/>
          <table:table-cell table:style-name="ce165"/>
          <table:table-cell table:style-name="ce139"/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33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39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33" office:value-type="string" calcext:value-type="string">
            <text:p>찢콘</text:p>
          </table:table-cell>
          <table:table-cell table:style-name="ce165"/>
          <table:table-cell table:style-name="ce139"/>
          <table:table-cell table:style-name="ce165" office:value-type="string" calcext:value-type="string">
            <text:p>윤성배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33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39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7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0" office:value-type="string" calcext:value-type="string">
            <text:p>게임</text:p>
          </table:table-cell>
          <table:table-cell table:style-name="ce177" office:value-type="string" calcext:value-type="string">
            <text:p>개발사 이름</text:p>
          </table:table-cell>
          <table:table-cell table:style-name="ce177"/>
          <table:table-cell table:style-name="ce177" office:value-type="string" calcext:value-type="string">
            <text:p>설명</text:p>
          </table:table-cell>
        </table:table-row>
        <table:table-row table:style-name="ro1">
          <table:table-cell table:style-name="ce171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3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1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3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1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3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1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3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1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72" office:value-type="string" calcext:value-type="string">
            <text:p>월면기지 람다</text:p>
          </table:table-cell>
          <table:table-cell table:style-name="ce178" office:value-type="string" calcext:value-type="string">
            <text:p>Thunderfox Studio( 천둥여우 스튜디오 )</text:p>
          </table:table-cell>
          <table:table-cell table:style-name="ce17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0" table:number-columns-repeated="2"/>
          <table:table-cell table:style-name="ce184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8:11:19.78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8:28:48.076000000</dc:date>
    <meta:editing-duration>P2DT21H42M18S</meta:editing-duration>
    <meta:editing-cycles>1132</meta:editing-cycles>
    <meta:document-statistic meta:table-count="4" meta:cell-count="365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